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ellContainer.getColumnNumb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Container.TableCellContain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Container.handleCellWidth( TableCell cell , int colNumber , int colSpa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bleCellContainer.addTableCellChild( TableCell cell , boolean firstR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